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abc57"/>
    </style:style>
    <style:style style:name="P2" style:family="paragraph" style:parent-style-name="Standard">
      <style:text-properties officeooo:rsid="000abc57" officeooo:paragraph-rsid="000abc57"/>
    </style:style>
    <style:style style:name="P3" style:family="paragraph" style:parent-style-name="Standard" style:master-page-name="Standard">
      <style:paragraph-properties style:page-number="auto"/>
      <style:text-properties officeooo:paragraph-rsid="000abc57"/>
    </style:style>
    <style:style style:name="T1" style:family="text">
      <style:text-properties officeooo:rsid="001f90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mes:</text:p>
      <text:p text:style-name="P1">Shrinidhi Bhagavath: <text:span text:style-name="T1">PES1201701525</text:span></text:p>
      <text:p text:style-name="P1">Shreyas Sreenath Mavanoor : PES1201700837</text:p>
      <text:p text:style-name="P1">Kaustub<text:span text:style-name="T1">h</text:span> Raghavan : <text:span text:style-name="T1">PES1201700916</text:span></text:p>
      <text:p text:style-name="P1"/>
      <text:p text:style-name="P1">Problem Statement:</text:p>
      <text:p text:style-name="P2">Classification using Descision Trees</text:p>
      <text:p text:style-name="P1"/>
      <text:p text:style-name="P1">Screenshots of outpu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3:35:17.738307404</meta:creation-date>
    <dc:date>2019-11-19T13:36:04.061437418</dc:date>
    <meta:editing-duration>PT46S</meta:editing-duration>
    <meta:editing-cycles>1</meta:editing-cycles>
    <meta:document-statistic meta:table-count="0" meta:image-count="0" meta:object-count="0" meta:page-count="1" meta:paragraph-count="7" meta:word-count="22" meta:character-count="190" meta:non-whitespace-character-count="175"/>
    <meta:generator>LibreOffice/5.1.6.2$Linux_X86_64 LibreOffice_project/10m0$Build-2</meta:generator>
  </office:meta>
</office:document-meta>
</file>